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oburn1" svg:font-family="Coburn"/>
    <style:font-face style:name="CopperplateGothic" svg:font-family="CopperplateGothic"/>
    <style:font-face style:name="Arial" svg:font-family="Arial" style:font-pitch="variable"/>
    <style:font-face style:name="Calibri1" svg:font-family="Calibri" style:font-pitch="variable"/>
    <style:font-face style:name="Coburn" svg:font-family="Coburn" style:font-pitch="variable"/>
    <style:font-face style:name="CopperplateGothic1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7d7b22"/>
    </style:style>
    <style:style style:name="gr7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style:paragraph-properties fo:text-align="start" style:writing-mode="lr-tb"/>
      <style:text-properties style:font-name="Copperplate Gothic Bold"/>
    </style:style>
    <style:style style:name="P6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7" style:family="paragraph">
      <style:text-properties fo:color="#2663a6" style:font-name="Copperplate Gothic Bold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="none"/>
      <style:text-properties fo:color="#2663a6" style:font-name="Copperplate Gothic Bold"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0" style:family="paragraph">
      <loext:graphic-properties draw:fill="solid" draw:fill-color="#7d7b22"/>
    </style:style>
    <style:style style:name="P11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4f6228" style:font-name="Coburn1" fo:font-size="12pt" style:font-size-asian="12pt" style:font-name-complex="Coburn1" style:font-size-complex="12pt"/>
    </style:style>
    <style:style style:name="T3" style:family="text">
      <style:text-properties fo:color="#4f6228" style:font-name="Coburn1" fo:font-size="14.1000003814697pt" style:font-size-asian="14.1000003814697pt" style:font-name-complex="Coburn1" style:font-size-complex="14.1000003814697pt"/>
    </style:style>
    <style:style style:name="T4" style:family="text">
      <style:text-properties fo:color="#cc3300" style:font-name="Copperplate Gothic Bold" fo:font-size="12pt" style:font-size-asian="12pt" style:font-name-complex="CopperplateGothic" style:font-size-complex="12pt"/>
    </style:style>
    <style:style style:name="T5" style:family="text">
      <style:text-properties fo:color="#cc3300" style:font-name="CopperplateGothic" fo:font-size="12pt" style:font-size-asian="12pt" style:font-name-complex="CopperplateGothic" style:font-size-complex="12pt"/>
    </style:style>
    <style:style style:name="T6" style:family="text">
      <style:text-properties fo:color="#2663a6" style:font-name="Copperplate Gothic Bold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9" style:family="text">
      <style:text-properties fo:color="#ff0000" style:font-name="Arial1" fo:font-size="12pt" fo:font-weight="bold" style:font-size-asian="12pt" style:font-name-complex="Arial1" style:font-size-complex="12pt" style:font-weight-complex="bold"/>
    </style:style>
    <style:style style:name="T10" style:family="text">
      <style:text-properties fo:color="#ff3300" style:font-name="Arial1" fo:font-size="12pt" fo:font-weight="bold" style:font-size-asian="12pt" style:font-name-complex="Arial1" style:font-size-complex="12pt" style:font-weight-complex="bold"/>
    </style:style>
    <style:style style:name="T11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12" style:family="text">
      <style:text-properties fo:color="#0033cc" style:font-name="Coburn1" fo:font-size="12pt" style:font-size-asian="12pt" style:font-name-complex="Coburn1" style:font-size-complex="12pt"/>
    </style:style>
    <style:style style:name="T13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0.698cm" svg:y="25.724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4cm" svg:x="1.27cm" svg:y="26.19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8.96cm" svg:height="0.501cm" svg:x="1.27cm" svg:y="1.335cm">
          <draw:text-box>
            <text:p text:style-name="P1"><text:span text:style-name="T2">Study pages to Class 3, Lesson #3 PART </text:span></text:p>
          </draw:text-box>
        </draw:frame>
        <draw:frame draw:style-name="gr3" draw:text-style-name="P4" draw:layer="layout" svg:width="0.494cm" svg:height="0.581cm" svg:x="10.24cm" svg:y="1.264cm">
          <draw:text-box>
            <text:p text:style-name="P1"><text:span text:style-name="T3">i</text:span></text:p>
          </draw:text-box>
        </draw:frame>
        <draw:frame draw:style-name="gr2" draw:text-style-name="P3" draw:layer="layout" svg:width="0.531cm" svg:height="0.501cm" svg:x="10.372cm" svg:y="1.335cm">
          <draw:text-box>
            <text:p text:style-name="P1"><text:span text:style-name="T2">: <text:s/></text:span></text:p>
          </draw:text-box>
        </draw:frame>
        <draw:frame draw:style-name="gr2" draw:text-style-name="P6" draw:layer="layout" svg:width="4.608cm" svg:height="0.475cm" svg:x="1.27cm" svg:y="1.825cm">
          <draw:text-box>
            <text:p text:style-name="P5"><text:span text:style-name="T4">Class 3, Lesson #3 </text:span></text:p>
          </draw:text-box>
        </draw:frame>
        <draw:frame draw:style-name="gr2" draw:text-style-name="P6" draw:layer="layout" svg:width="17.016cm" svg:height="0.475cm" svg:x="1.27cm" svg:y="2.372cm">
          <draw:text-box>
            <text:p text:style-name="P5"><text:span text:style-name="T4"><text:s text:c="9"/></text:span><text:span text:style-name="T4">Signs of a Great Change t come: Three PRs on Shabbat Lech Lecha </text:span></text:p>
          </draw:text-box>
        </draw:frame>
        <draw:frame draw:style-name="gr2" draw:text-style-name="P3" draw:layer="layout" svg:width="12.465cm" svg:height="0.497cm" svg:x="1.27cm" svg:y="2.841cm">
          <draw:text-box>
            <text:p text:style-name="P1"><text:span text:style-name="T5"><text:s text:c="92"/></text:span></text:p>
          </draw:text-box>
        </draw:frame>
        <draw:frame draw:style-name="gr4" draw:text-style-name="P8" draw:layer="layout" svg:width="14.615cm" svg:height="0.708cm" svg:x="1.27cm" svg:y="3.301cm">
          <draw:text-box>
            <text:p text:style-name="P7"><text:span text:style-name="T6"><text:s text:c="26"/></text:span><text:span text:style-name="T6">Prepare to Come Near Now! <text:s/></text:span></text:p>
          </draw:text-box>
        </draw:frame>
        <draw:frame draw:style-name="gr2" draw:text-style-name="P3" draw:layer="layout" svg:width="0.422cm" svg:height="0.497cm" svg:x="1.27cm" svg:y="4.014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17.333cm" svg:height="0.501cm" svg:x="1.27cm" svg:y="4.578cm">
          <draw:text-box>
            <text:p text:style-name="P1"><text:span text:style-name="T2">Questions to study and answer. <text:s/>Say these Questions and answers aloud and </text:span></text:p>
          </draw:text-box>
        </draw:frame>
        <draw:frame draw:style-name="gr2" draw:text-style-name="P3" draw:layer="layout" svg:width="17.113cm" svg:height="0.501cm" svg:x="1.27cm" svg:y="5.073cm">
          <draw:text-box>
            <text:p text:style-name="P1"><text:span text:style-name="T2">write all of them down. Support your answers with citations. Have a study </text:span></text:p>
          </draw:text-box>
        </draw:frame>
        <draw:frame draw:style-name="gr2" draw:text-style-name="P3" draw:layer="layout" svg:width="17.134cm" svg:height="0.501cm" svg:x="1.27cm" svg:y="5.572cm">
          <draw:text-box>
            <text:p text:style-name="P1"><text:span text:style-name="T2">buddy to test you till you know the answers fluently. Study with a group. </text:span></text:p>
          </draw:text-box>
        </draw:frame>
        <draw:frame draw:style-name="gr2" draw:text-style-name="P3" draw:layer="layout" svg:width="0.422cm" svg:height="0.475cm" svg:x="1.27cm" svg:y="6.07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59cm" svg:height="0.433cm" svg:x="1.27cm" svg:y="6.561cm">
          <draw:text-box>
            <text:p text:style-name="P1"><text:span text:style-name="T8">1) </text:span></text:p>
          </draw:text-box>
        </draw:frame>
        <draw:frame draw:style-name="gr1" draw:text-style-name="P2" draw:layer="layout" svg:width="16.215cm" svg:height="0.433cm" svg:x="1.905cm" svg:y="6.561cm">
          <draw:text-box>
            <text:p text:style-name="P1"><text:span text:style-name="T8"><text:s text:c="3"/></text:span><text:span text:style-name="T8">What does “the army principle” PR dream indicate for the Hebrew Roots Movement? <text:s/></text:span></text:p>
          </draw:text-box>
        </draw:frame>
        <draw:frame draw:style-name="gr1" draw:text-style-name="P2" draw:layer="layout" svg:width="0.388cm" svg:height="0.433cm" svg:x="1.27cm" svg:y="7.00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13cm" svg:height="0.475cm" svg:x="1.27cm" svg:y="7.876cm">
          <draw:text-box>
            <text:p text:style-name="P1"><text:span text:style-name="T7">2) <text:s/>How did Israel, (the TT) become “not useful” to the Almighty in our current state? </text:span></text:p>
          </draw:text-box>
        </draw:frame>
        <draw:frame draw:style-name="gr2" draw:text-style-name="P3" draw:layer="layout" svg:width="0.422cm" svg:height="0.475cm" svg:x="1.27cm" svg:y="8.8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4.145cm" svg:height="0.475cm" svg:x="1.27cm" svg:y="9.823cm">
          <draw:text-box>
            <text:p text:style-name="P1"><text:span text:style-name="T7">3) <text:s/>To what are we not turn back? (Hint: this was given to us in a </text:span><text:span text:style-name="T9">PR</text:span><text:span text:style-name="T7">). <text:s/></text:span></text:p>
          </draw:text-box>
        </draw:frame>
        <draw:frame draw:style-name="gr2" draw:text-style-name="P3" draw:layer="layout" svg:width="0.422cm" svg:height="0.475cm" svg:x="1.27cm" svg:y="10.79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8.154cm" svg:height="0.475cm" svg:x="1.27cm" svg:y="11.771cm">
          <draw:text-box>
            <text:p text:style-name="P1"><text:span text:style-name="T7">4) <text:s/>In which of Asaph’s prophetic psalm (also a </text:span><text:span text:style-name="T10">PR</text:span><text:span text:style-name="T7">) are the TT told what the TT have done </text:span></text:p>
          </draw:text-box>
        </draw:frame>
        <draw:frame draw:style-name="gr2" draw:text-style-name="P3" draw:layer="layout" svg:width="6.738cm" svg:height="0.475cm" svg:x="1.905cm" svg:y="12.258cm">
          <draw:text-box>
            <text:p text:style-name="P1"><text:span text:style-name="T7"><text:s/></text:span><text:span text:style-name="T7">to the Covenant and the Torah? <text:s/></text:span></text:p>
          </draw:text-box>
        </draw:frame>
        <draw:frame draw:style-name="gr2" draw:text-style-name="P3" draw:layer="layout" svg:width="0.422cm" svg:height="0.475cm" svg:x="1.27cm" svg:y="12.74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7.405cm" svg:height="0.475cm" svg:x="1.27cm" svg:y="13.718cm">
          <draw:text-box>
            <text:p text:style-name="P1"><text:span text:style-name="T7">5) <text:s/>Because what we have done, what does the Almighty tell us in the Book of Hosea? </text:span></text:p>
          </draw:text-box>
        </draw:frame>
        <draw:frame draw:style-name="gr2" draw:text-style-name="P3" draw:layer="layout" svg:width="0.422cm" svg:height="0.475cm" svg:x="1.905cm" svg:y="14.205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14.849cm" svg:height="0.475cm" svg:x="1.27cm" svg:y="15.179cm">
          <draw:text-box>
            <text:p text:style-name="P1"><text:span text:style-name="T7">6) <text:s/>What are the two </text:span><text:span text:style-name="T10">PRs</text:span><text:span text:style-name="T7"> in Leviticus and to what do they direct the RTT? </text:span></text:p>
          </draw:text-box>
        </draw:frame>
        <draw:frame draw:style-name="gr2" draw:text-style-name="P3" draw:layer="layout" svg:width="0.422cm" svg:height="0.475cm" svg:x="1.27cm" svg:y="16.14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3.511cm" svg:height="0.475cm" svg:x="1.27cm" svg:y="17.122cm">
          <draw:text-box>
            <text:p text:style-name="P1"><text:span text:style-name="T7">7) <text:s/>What did the 8</text:span></text:p>
          </draw:text-box>
        </draw:frame>
        <draw:frame draw:style-name="gr5" draw:text-style-name="P9" draw:layer="layout" svg:width="0.283cm" svg:height="0.319cm" svg:x="4.801cm" svg:y="17.053cm">
          <draw:text-box>
            <text:p text:style-name="P1"><text:span text:style-name="T11">th</text:span></text:p>
          </draw:text-box>
        </draw:frame>
        <draw:frame draw:style-name="gr2" draw:text-style-name="P3" draw:layer="layout" svg:width="11.475cm" svg:height="0.475cm" svg:x="5.067cm" svg:y="17.122cm">
          <draw:text-box>
            <text:p text:style-name="P1"><text:span text:style-name="T7"><text:s/></text:span><text:span text:style-name="T7">day signify the sons off Aaron waiting at the door of the </text:span></text:p>
          </draw:text-box>
        </draw:frame>
        <draw:frame draw:style-name="gr2" draw:text-style-name="P3" draw:layer="layout" svg:width="7.664cm" svg:height="0.475cm" svg:x="1.905cm" svg:y="17.609cm">
          <draw:text-box>
            <text:p text:style-name="P1"><text:span text:style-name="T7">Tabernacle/Mishkan/Ten of Meeting? <text:s/></text:span></text:p>
          </draw:text-box>
        </draw:frame>
        <draw:frame draw:style-name="gr2" draw:text-style-name="P3" draw:layer="layout" svg:width="0.422cm" svg:height="0.475cm" svg:x="1.27cm" svg:y="18.09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7.155cm" svg:height="0.475cm" svg:x="1.27cm" svg:y="19.069cm">
          <draw:text-box>
            <text:p text:style-name="P1"><text:span text:style-name="T7">8) <text:s/>What does the Almighty tells us in the Book of Hosea that we must do first before </text:span></text:p>
          </draw:text-box>
        </draw:frame>
        <draw:frame draw:style-name="gr2" draw:text-style-name="P3" draw:layer="layout" svg:width="3.092cm" svg:height="0.475cm" svg:x="1.905cm" svg:y="19.556cm">
          <draw:text-box>
            <text:p text:style-name="P1"><text:span text:style-name="T7">anything else? </text:span></text:p>
          </draw:text-box>
        </draw:frame>
        <draw:frame draw:style-name="gr2" draw:text-style-name="P3" draw:layer="layout" svg:width="0.422cm" svg:height="0.475cm" svg:x="1.905cm" svg:y="20.04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20.5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6.834cm" svg:height="0.475cm" svg:x="1.27cm" svg:y="21.016cm">
          <draw:text-box>
            <text:p text:style-name="P1"><text:span text:style-name="T7">9) <text:s/>Why is this MOST important? (Hint: What will NOT happen if we do not do this?) </text:span></text:p>
          </draw:text-box>
        </draw:frame>
        <draw:frame draw:style-name="gr2" draw:text-style-name="P3" draw:layer="layout" svg:width="0.422cm" svg:height="0.475cm" svg:x="1.905cm" svg:y="21.50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22.47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7.913cm" svg:height="0.475cm" svg:x="1.27cm" svg:y="23.451cm">
          <draw:text-box>
            <text:p text:style-name="P1"><text:span text:style-name="T7">10) <text:s/>What must the RTT do about this in their own lives before serving as the “Remnant” </text:span></text:p>
          </draw:text-box>
        </draw:frame>
        <draw:frame draw:style-name="gr2" draw:text-style-name="P3" draw:layer="layout" svg:width="5.502cm" svg:height="0.475cm" svg:x="1.905cm" svg:y="23.937cm">
          <draw:text-box>
            <text:p text:style-name="P1"><text:span text:style-name="T7"><text:s/></text:span><text:span text:style-name="T7">in the Almighty’s service? </text:span></text:p>
          </draw:text-box>
        </draw:frame>
        <draw:frame draw:style-name="gr2" draw:text-style-name="P3" draw:layer="layout" svg:width="0.422cm" svg:height="0.475cm" svg:x="1.905cm" svg:y="24.424cm">
          <draw:text-box>
            <text:p text:style-name="P1"><text:span text:style-name="T7"><text:s/></text:span></text:p>
          </draw:text-box>
        </draw:frame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19.473cm" svg:height="0.212cm" svg:x="1.058cm" svg:y="0.846cm" svg:viewBox="0 0 19474 213" draw:points="0,213 19474,213 19474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25.823cm" svg:x="0.846cm" svg:y="1.058cm" svg:viewBox="0 0 213 25824" draw:points="0,25824 213,25824 213,0 0,0">
          <text:p/>
        </draw:polygon>
        <draw:polygon draw:style-name="gr6" draw:text-style-name="P10" draw:layer="layout" svg:width="0.212cm" svg:height="25.823cm" svg:x="20.531cm" svg:y="1.058cm" svg:viewBox="0 0 213 25824" draw:points="0,25824 213,25824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19.473cm" svg:height="0.212cm" svg:x="1.058cm" svg:y="26.881cm" svg:viewBox="0 0 19474 213" draw:points="0,213 19474,213 19474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frame draw:style-name="gr2" draw:text-style-name="P3" draw:layer="layout" svg:width="0.422cm" svg:height="0.475cm" svg:x="1.905cm" svg:y="24.911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0.698cm" svg:y="25.724cm">
          <draw:text-box>
            <text:p text:style-name="P1"><text:span text:style-name="T1">2 </text:span></text:p>
          </draw:text-box>
        </draw:frame>
        <draw:frame draw:style-name="gr1" draw:text-style-name="P2" draw:layer="layout" svg:width="0.388cm" svg:height="0.454cm" svg:x="1.27cm" svg:y="26.19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7.829cm" svg:height="0.475cm" svg:x="1.27cm" svg:y="1.276cm">
          <draw:text-box>
            <text:p text:style-name="P1"><text:span text:style-name="T7">11) <text:s/>What is the significance (for us) of the name Elijah in Malachi3:23 in the Hebrew not </text:span></text:p>
          </draw:text-box>
        </draw:frame>
        <draw:frame draw:style-name="gr2" draw:text-style-name="P3" draw:layer="layout" svg:width="4.113cm" svg:height="0.475cm" svg:x="1.905cm" svg:y="1.763cm">
          <draw:text-box>
            <text:p text:style-name="P1"><text:span text:style-name="T7">spelled with a vav? <text:s/></text:span></text:p>
          </draw:text-box>
        </draw:frame>
        <draw:frame draw:style-name="gr2" draw:text-style-name="P3" draw:layer="layout" svg:width="0.422cm" svg:height="0.475cm" svg:x="1.27cm" svg:y="2.2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0.42cm" svg:height="0.475cm" svg:x="1.27cm" svg:y="3.224cm">
          <draw:text-box>
            <text:p text:style-name="P1"><text:span text:style-name="T7">12) <text:s text:c="2"/>Why are the TT Remnant not empowered yet? <text:s/></text:span></text:p>
          </draw:text-box>
        </draw:frame>
        <draw:frame draw:style-name="gr2" draw:text-style-name="P3" draw:layer="layout" svg:width="0.422cm" svg:height="0.475cm" svg:x="1.905cm" svg:y="3.71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905cm" svg:y="4.19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4.68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2.596cm" svg:height="0.475cm" svg:x="1.27cm" svg:y="5.171cm">
          <draw:text-box>
            <text:p text:style-name="P1"><text:span text:style-name="T7">13) <text:s/>In which </text:span><text:span text:style-name="T10">PR dream </text:span><text:span text:style-name="T7">is this contamination explained to us? </text:span></text:p>
          </draw:text-box>
        </draw:frame>
        <draw:frame draw:style-name="gr2" draw:text-style-name="P3" draw:layer="layout" svg:width="0.422cm" svg:height="0.475cm" svg:x="1.27cm" svg:y="5.65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8.002cm" svg:height="0.475cm" svg:x="1.27cm" svg:y="6.632cm">
          <draw:text-box>
            <text:p text:style-name="P1"><text:span text:style-name="T7">14) <text:s/>What is the significance of the “timing” of the third PR given in the Stone Chumash? </text:span></text:p>
          </draw:text-box>
        </draw:frame>
        <draw:frame draw:style-name="gr2" draw:text-style-name="P3" draw:layer="layout" svg:width="0.422cm" svg:height="0.475cm" svg:x="1.27cm" svg:y="7.60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6.291cm" svg:height="0.475cm" svg:x="1.27cm" svg:y="8.583cm">
          <draw:text-box>
            <text:p text:style-name="P1"><text:span text:style-name="T7">15) <text:s/>What is the message of the third </text:span><text:span text:style-name="T10">PR</text:span><text:span text:style-name="T7"> in the stone Chumash given on week of </text:span></text:p>
          </draw:text-box>
        </draw:frame>
        <draw:frame draw:style-name="gr2" draw:text-style-name="P3" draw:layer="layout" svg:width="3.312cm" svg:height="0.475cm" svg:x="1.27cm" svg:y="9.142cm">
          <draw:text-box>
            <text:p text:style-name="P1"><text:span text:style-name="T7"><text:s text:c="6"/></text:span><text:span text:style-name="T7">Vayishlach? </text:span></text:p>
          </draw:text-box>
        </draw:frame>
        <draw:frame draw:style-name="gr2" draw:text-style-name="P3" draw:layer="layout" svg:width="0.422cm" svg:height="0.475cm" svg:x="1.27cm" svg:y="9.70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0.26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8.201cm" svg:height="0.475cm" svg:x="1.27cm" svg:y="10.823cm">
          <draw:text-box>
            <text:p text:style-name="P1"><text:span text:style-name="T7">16) <text:s/>What is the message our father Jacob left us and built a reminder monument for what </text:span></text:p>
          </draw:text-box>
        </draw:frame>
        <draw:frame draw:style-name="gr2" draw:text-style-name="P3" draw:layer="layout" svg:width="11.542cm" svg:height="0.475cm" svg:x="1.905cm" svg:y="11.381cm">
          <draw:text-box>
            <text:p text:style-name="P1"><text:span text:style-name="T7">we must do on our return journeys to the House of God? </text:span></text:p>
          </draw:text-box>
        </draw:frame>
        <draw:frame draw:style-name="gr2" draw:text-style-name="P3" draw:layer="layout" svg:width="0.713cm" svg:height="0.475cm" svg:x="1.27cm" svg:y="11.94cm">
          <draw:text-box>
            <text:p text:style-name="P1"><text:span text:style-name="T7"><text:s text:c="6"/></text:span></text:p>
          </draw:text-box>
        </draw:frame>
        <draw:frame draw:style-name="gr2" draw:text-style-name="P3" draw:layer="layout" svg:width="0.422cm" svg:height="0.475cm" svg:x="1.27cm" svg:y="12.503cm">
          <draw:text-box>
            <text:p text:style-name="P1"><text:span text:style-name="T7"><text:s text:c="2"/></text:span></text:p>
          </draw:text-box>
        </draw:frame>
        <draw:frame draw:style-name="gr2" draw:text-style-name="P3" draw:layer="layout" svg:width="13.921cm" svg:height="0.475cm" svg:x="1.27cm" svg:y="13.062cm">
          <draw:text-box>
            <text:p text:style-name="P1"><text:span text:style-name="T7">17) <text:s/>What is the significance of the PR given on week of Vayishlach? </text:span></text:p>
          </draw:text-box>
        </draw:frame>
        <draw:frame draw:style-name="gr2" draw:text-style-name="P3" draw:layer="layout" svg:width="0.422cm" svg:height="0.475cm" svg:x="1.27cm" svg:y="13.62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4.1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7.638cm" svg:height="0.475cm" svg:x="1.27cm" svg:y="14.738cm">
          <draw:text-box>
            <text:p text:style-name="P1"><text:span text:style-name="T7">1</text:span><text:span text:style-name="T7">8</text:span><text:span text:style-name="T7">)</text:span><text:span text:style-name="T7"> <text:s/>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i</text:span><text:span text:style-name="T7">n</text:span><text:span text:style-name="T7"> </text:span><text:span text:style-name="T7">t</text:span><text:span text:style-name="T7">h</text:span><text:span text:style-name="T7">e</text:span><text:span text:style-name="T7"> </text:span><text:span text:style-name="T7">P</text:span><text:span text:style-name="T7">r</text:span><text:span text:style-name="T7">o</text:span><text:span text:style-name="T7">p</text:span><text:span text:style-name="T7">h</text:span><text:span text:style-name="T7">e</text:span><text:span text:style-name="T7">t</text:span><text:span text:style-name="T7">s</text:span><text:span text:style-name="T7"> </text:span><text:span text:style-name="T7">i</text:span><text:span text:style-name="T7">s</text:span><text:span text:style-name="T7"> </text:span><text:span text:style-name="T7">i</text:span><text:span text:style-name="T7">t</text:span><text:span text:style-name="T7"> </text:span><text:span text:style-name="T7">r</text:span><text:span text:style-name="T7">e</text:span><text:span text:style-name="T7">c</text:span><text:span text:style-name="T7">o</text:span><text:span text:style-name="T7">r</text:span><text:span text:style-name="T7">d</text:span><text:span text:style-name="T7">e</text:span><text:span text:style-name="T7">d</text:span><text:span text:style-name="T7"> </text:span><text:span text:style-name="T7">w</text:span><text:span text:style-name="T7">h</text:span><text:span text:style-name="T7">e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o</text:span><text:span text:style-name="T7">w</text:span><text:span text:style-name="T7"> </text:span><text:span text:style-name="T7">d</text:span><text:span text:style-name="T7">i</text:span><text:span text:style-name="T7">d</text:span><text:span text:style-name="T7"> </text:span><text:span text:style-name="T7">t</text:span><text:span text:style-name="T7">h</text:span><text:span text:style-name="T7">e</text:span><text:span text:style-name="T7"> </text:span><text:span text:style-name="T7">A</text:span><text:span text:style-name="T7">l</text:span><text:span text:style-name="T7">m</text:span><text:span text:style-name="T7">i</text:span><text:span text:style-name="T7">g</text:span><text:span text:style-name="T7">h</text:span><text:span text:style-name="T7">t</text:span><text:span text:style-name="T7">y</text:span><text:span text:style-name="T7"> </text:span><text:span text:style-name="T7">s</text:span><text:span text:style-name="T7">p</text:span><text:span text:style-name="T7">e</text:span><text:span text:style-name="T7">a</text:span><text:span text:style-name="T7">k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u</text:span><text:span text:style-name="T7">s</text:span><text:span text:style-name="T7"> </text:span></text:p>
          </draw:text-box>
        </draw:frame>
        <draw:frame draw:style-name="gr2" draw:text-style-name="P3" draw:layer="layout" svg:width="3.228cm" svg:height="0.475cm" svg:x="1.905cm" svg:y="15.301cm">
          <draw:text-box>
            <text:p text:style-name="P1"><text:span text:style-name="T7">t</text:span><text:span text:style-name="T7">h</text:span><text:span text:style-name="T7">e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n</text:span><text:span text:style-name="T7">o</text:span><text:span text:style-name="T7">w</text:span><text:span text:style-name="T7">?</text:span><text:span text:style-name="T7"> <text:s/></text:span></text:p>
          </draw:text-box>
        </draw:frame>
        <draw:frame draw:style-name="gr2" draw:text-style-name="P3" draw:layer="layout" svg:width="0.422cm" svg:height="0.475cm" svg:x="3.336cm" svg:y="15.85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336cm" svg:y="16.34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6.8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7.31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7.80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8.2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8.77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9.26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9.75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0.23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0.72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1.21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1.69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2.18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734cm" svg:height="0.475cm" svg:x="1.27cm" svg:y="22.672cm">
          <draw:text-box>
            <text:p text:style-name="P1"><text:span text:style-name="T7">19) </text:span></text:p>
          </draw:text-box>
        </draw:frame>
        <draw:frame draw:style-name="gr2" draw:text-style-name="P3" draw:layer="layout" svg:width="13.921cm" svg:height="0.475cm" svg:x="2.54cm" svg:y="22.672cm">
          <draw:text-box>
            <text:p text:style-name="P1"><text:span text:style-name="T7">Check your answers and compare them to the Lesson text. <text:s/>Relearn <text:s/></text:span></text:p>
          </draw:text-box>
        </draw:frame>
        <draw:frame draw:style-name="gr2" draw:text-style-name="P3" draw:layer="layout" svg:width="16.783cm" svg:height="0.475cm" svg:x="1.27cm" svg:y="23.158cm">
          <draw:text-box>
            <text:p text:style-name="P1"><text:span text:style-name="T7"><text:s text:c="11"/></text:span><text:span text:style-name="T7">answers. Contemplate the principles in this article. Talk to God. Give lots of <text:s/></text:span></text:p>
          </draw:text-box>
        </draw:frame>
        <draw:frame draw:style-name="gr2" draw:text-style-name="P3" draw:layer="layout" svg:width="1.247cm" svg:height="0.501cm" svg:x="1.27cm" svg:y="23.615cm">
          <draw:text-box>
            <text:p text:style-name="P1"><text:span text:style-name="T12"><text:s text:c="6"/></text:span></text:p>
          </draw:text-box>
        </draw:frame>
        <draw:frame draw:style-name="gr2" draw:text-style-name="P3" draw:layer="layout" svg:width="3.114cm" svg:height="0.475cm" svg:x="2.515cm" svg:y="23.645cm">
          <draw:text-box>
            <text:p text:style-name="P1"><text:span text:style-name="T7">thanks! Listen. </text:span></text:p>
          </draw:text-box>
        </draw:frame>
        <draw:frame draw:style-name="gr2" draw:text-style-name="P3" draw:layer="layout" svg:width="0.422cm" svg:height="0.475cm" svg:x="16.417cm" svg:y="24.153cm">
          <draw:text-box>
            <text:p text:style-name="P1"><text:span text:style-name="T7"><text:s/></text:span></text:p>
          </draw:text-box>
        </draw:frame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0.212cm" svg:height="0.212cm" svg:x="0.846cm" svg:y="0.846cm" svg:viewBox="0 0 213 213" draw:points="0,213 213,213 213,0 0,0">
          <text:p/>
        </draw:polygon>
        <draw:polygon draw:style-name="gr6" draw:text-style-name="P10" draw:layer="layout" svg:width="19.473cm" svg:height="0.212cm" svg:x="1.058cm" svg:y="0.846cm" svg:viewBox="0 0 19474 213" draw:points="0,213 19474,213 19474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0.212cm" svg:x="20.531cm" svg:y="0.846cm" svg:viewBox="0 0 213 213" draw:points="0,213 213,213 213,0 0,0">
          <text:p/>
        </draw:polygon>
        <draw:polygon draw:style-name="gr6" draw:text-style-name="P10" draw:layer="layout" svg:width="0.212cm" svg:height="25.823cm" svg:x="0.846cm" svg:y="1.058cm" svg:viewBox="0 0 213 25824" draw:points="0,25824 213,25824 213,0 0,0">
          <text:p/>
        </draw:polygon>
        <draw:polygon draw:style-name="gr6" draw:text-style-name="P10" draw:layer="layout" svg:width="0.212cm" svg:height="25.823cm" svg:x="20.531cm" svg:y="1.058cm" svg:viewBox="0 0 213 25824" draw:points="0,25824 213,25824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0.212cm" svg:height="0.212cm" svg:x="0.846cm" svg:y="26.881cm" svg:viewBox="0 0 213 213" draw:points="0,213 213,213 213,0 0,0">
          <text:p/>
        </draw:polygon>
        <draw:polygon draw:style-name="gr6" draw:text-style-name="P10" draw:layer="layout" svg:width="19.473cm" svg:height="0.212cm" svg:x="1.058cm" svg:y="26.881cm" svg:viewBox="0 0 19474 213" draw:points="0,213 19474,213 19474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polygon draw:style-name="gr6" draw:text-style-name="P10" draw:layer="layout" svg:width="0.212cm" svg:height="0.212cm" svg:x="20.531cm" svg:y="26.881cm" svg:viewBox="0 0 213 213" draw:points="0,213 213,213 213,0 0,0">
          <text:p/>
        </draw:polygon>
        <draw:frame draw:style-name="gr2" draw:text-style-name="P3" draw:layer="layout" svg:width="0.422cm" svg:height="0.501cm" svg:x="16.531cm" svg:y="24.123cm">
          <draw:text-box>
            <text:p text:style-name="P1"><text:span text:style-name="T12"><text:s/></text:span></text:p>
          </draw:text-box>
        </draw:frame>
        <draw:frame draw:style-name="gr7" draw:text-style-name="P11" draw:layer="layout" svg:width="2.796cm" svg:height="0.459cm" svg:x="12.005cm" svg:y="24.601cm">
          <draw:text-box>
            <text:p><text:span text:style-name="T13"><text:a xlink:href="../../classes/class3.html" xlink:type="simple">LESSONS INDEX</text:a></text:span></text:p>
          </draw:text-box>
        </draw:frame>
        <draw:frame draw:style-name="gr7" draw:text-style-name="P11" draw:layer="layout" svg:width="3.981cm" svg:height="0.459cm" svg:x="5.12cm" svg:y="24.601cm">
          <draw:text-box>
            <text:p><text:span text:style-name="T13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oburn1" svg:font-family="Coburn"/>
    <style:font-face style:name="CopperplateGothic" svg:font-family="CopperplateGothic"/>
    <style:font-face style:name="Arial" svg:font-family="Arial" style:font-pitch="variable"/>
    <style:font-face style:name="Calibri1" svg:font-family="Calibri" style:font-pitch="variable"/>
    <style:font-face style:name="Coburn" svg:font-family="Coburn" style:font-pitch="variable"/>
    <style:font-face style:name="CopperplateGothic1" svg:font-family="CopperplateGothic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24T16:56:53.830161691</dc:date>
    <meta:editing-duration>PT1M53S</meta:editing-duration>
    <meta:editing-cycles>1</meta:editing-cycles>
    <meta:document-statistic meta:object-count="117"/>
    <meta:generator>LibreOffice/6.4.4.2$Linux_X86_64 LibreOffice_project/40$Build-2</meta:generator>
  </office:meta>
</office:document-meta>
</file>